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2.02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0000"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no-wrap"/>
      <style:text-properties style:font-name="Bitstream Vera Sans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21" style:family="table-cell" style:parent-style-name="Default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4" style:family="table-cell" style:parent-style-name="Default" style:data-style-name="N0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32" style:family="table-cell" style:parent-style-name="Default">
      <style:table-cell-properties fo:background-color="#ff0000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'RM Attendance'.E5"/>
      <style:map style:condition="cell-content-is-between(0,75)" style:apply-style-name="Bad" style:base-cell-address="'RM Attendance'.E5"/>
      <style:map style:condition="cell-content()&gt;=75" style:apply-style-name="Good" style:base-cell-address="'RM Attendance'.E5"/>
    </style:style>
    <style:style style:name="ce4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'RM Attendance'.F5"/>
      <style:map style:condition="cell-content()=&quot;A&quot;" style:apply-style-name="Error" style:base-cell-address="'RM Attendance'.F5"/>
      <style:map style:condition="cell-content()=&quot;Sign&quot;" style:apply-style-name="Untitled1" style:base-cell-address="'RM Attendance'.F5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'RM Attendance'.F5"/>
      <style:map style:condition="cell-content()=&quot;A&quot;" style:apply-style-name="Error" style:base-cell-address="'RM Attendance'.F5"/>
      <style:map style:condition="cell-content()=&quot;Sign&quot;" style:apply-style-name="Untitled1" style:base-cell-address="'RM Attendance'.F5"/>
    </style:style>
    <style:style style:name="ce4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'RM Attendance'.F5"/>
      <style:map style:condition="cell-content()=&quot;A&quot;" style:apply-style-name="Error" style:base-cell-address="'RM Attendance'.F5"/>
      <style:map style:condition="cell-content()=&quot;Sign&quot;" style:apply-style-name="Untitled1" style:base-cell-address="'RM Attendance'.F5"/>
    </style:style>
    <style:style style:name="ce48" style:family="table-cell" style:parent-style-name="Default">
      <style:table-cell-properties fo:wrap-option="no-wrap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49" style:family="table-cell" style:parent-style-name="Default">
      <style:table-cell-properties fo:wrap-option="no-wrap" fo:border="none"/>
      <style:text-properties fo:color="#000000" style:font-name="Bitstream Vera Sans Mono" fo:font-size="10pt" style:font-size-asian="10pt" style:font-size-complex="10pt"/>
    </style:style>
    <style:style style:name="ce50" style:family="table-cell" style:parent-style-name="Default">
      <style:table-cell-properties fo:background-color="transparent" fo:wrap-option="no-wrap"/>
      <style:text-properties fo:color="#000000" style:font-name="Bitstream Vera Sans Mono" fo:font-size="10pt" style:text-underline-style="none" style:font-size-asian="10pt" style:font-size-complex="10pt"/>
    </style:style>
    <style:style style:name="ce51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Bitstream Vera Sans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RM Attendance" table:style-name="ta1" table:print-ranges="'RM Attendance'.A1:'RM Attendance'.X56">
        <office:forms form:automatic-focus="false" form:apply-design-mode="false"/>
        <table:table-column table:style-name="co1" table:default-cell-style-name="ce20"/>
        <table:table-column table:style-name="co2" table:default-cell-style-name="ce33"/>
        <table:table-column table:style-name="co3" table:default-cell-style-name="ce33"/>
        <table:table-column table:style-name="co4" table:default-cell-style-name="ce37"/>
        <table:table-column table:style-name="co5" table:default-cell-style-name="ce37"/>
        <table:table-column table:style-name="co6" table:number-columns-repeated="15" table:default-cell-style-name="ce33"/>
        <table:table-column table:style-name="co7" table:number-columns-repeated="4" table:default-cell-style-name="ce33"/>
        <table:table-column table:style-name="co8" table:visibility="collapse" table:default-cell-style-name="ce33"/>
        <table:table-column table:style-name="co8" table:number-columns-repeated="998" table:default-cell-style-name="ce33"/>
        <table:table-header-rows>
          <table:table-row table:style-name="ro1">
            <table:table-cell table:style-name="ce12"/>
            <table:table-cell table:style-name="ce21" table:number-columns-repeated="2"/>
            <table:table-cell table:style-name="ce28" office:value-type="string" calcext:value-type="string">
              <text:p>Topic</text:p>
            </table:table-cell>
            <table:table-cell table:style-name="ce28" office:value-type="string" calcext:value-type="string" table:number-columns-spanned="1" table:number-rows-spanned="3">
              <text:p>Attendance</text:p>
            </table:table-cell>
            <table:table-cell table:style-name="ce28" table:number-columns-repeated="6"/>
            <table:table-cell table:style-name="ce21" table:number-columns-repeated="9"/>
            <table:table-cell table:number-columns-repeated="1003"/>
          </table:table-row>
          <table:table-row table:style-name="ro2">
            <table:table-cell table:style-name="ce12"/>
            <table:table-cell table:style-name="ce21" table:number-columns-repeated="2"/>
            <table:table-cell table:style-name="ce28" office:value-type="string" calcext:value-type="string">
              <text:p>Day</text:p>
            </table:table-cell>
            <table:covered-table-cell table:style-name="ce28"/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number-columns-repeated="3"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Wed</text:p>
            </table:table-cell>
            <table:table-cell table:style-name="ce28" table:number-columns-repeated="5"/>
            <table:table-cell table:number-columns-repeated="998"/>
          </table:table-row>
          <table:table-row table:style-name="ro3">
            <table:table-cell table:style-name="ce13"/>
            <table:table-cell table:style-name="ce24" table:number-columns-repeated="2"/>
            <table:table-cell table:style-name="ce36" office:value-type="string" calcext:value-type="string">
              <text:p>Date</text:p>
            </table:table-cell>
            <table:covered-table-cell table:style-name="ce36"/>
            <table:table-cell table:style-name="ce36" office:value-type="string" calcext:value-type="string">
              <text:p>06-09-22</text:p>
            </table:table-cell>
            <table:table-cell table:style-name="ce36" office:value-type="float" office:value="7" calcext:value-type="float">
              <text:p>7</text:p>
            </table:table-cell>
            <table:table-cell table:style-name="ce36" office:value-type="float" office:value="8" calcext:value-type="float">
              <text:p>8</text:p>
            </table:table-cell>
            <table:table-cell table:style-name="ce36" office:value-type="float" office:value="13" calcext:value-type="float">
              <text:p>13</text:p>
            </table:table-cell>
            <table:table-cell table:style-name="ce36" office:value-type="float" office:value="14" calcext:value-type="float">
              <text:p>14</text:p>
            </table:table-cell>
            <table:table-cell table:style-name="ce36" office:value-type="float" office:value="15" calcext:value-type="float">
              <text:p>15</text:p>
            </table:table-cell>
            <table:table-cell table:style-name="ce36" office:value-type="string" calcext:value-type="string">
              <text:p>20-09-22</text:p>
            </table:table-cell>
            <table:table-cell table:style-name="ce36" office:value-type="float" office:value="21" calcext:value-type="float">
              <text:p>21</text:p>
            </table:table-cell>
            <table:table-cell table:style-name="ce36" office:value-type="float" office:value="22" calcext:value-type="float">
              <text:p>22</text:p>
            </table:table-cell>
            <table:table-cell table:style-name="ce36" office:value-type="float" office:value="27" calcext:value-type="float">
              <text:p>27</text:p>
            </table:table-cell>
            <table:table-cell table:style-name="ce36" office:value-type="float" office:value="28" calcext:value-type="float">
              <text:p>28</text:p>
            </table:table-cell>
            <table:table-cell table:style-name="ce36" office:value-type="float" office:value="29" calcext:value-type="float">
              <text:p>29</text:p>
            </table:table-cell>
            <table:table-cell table:style-name="ce36" office:value-type="string" calcext:value-type="string">
              <text:p>13-10-22</text:p>
            </table:table-cell>
            <table:table-cell table:style-name="ce36" office:value-type="string" calcext:value-type="string">
              <text:p>03-11-22</text:p>
            </table:table-cell>
            <table:table-cell table:style-name="ce36" office:value-type="string" calcext:value-type="string">
              <text:p>09-11-2</text:p>
            </table:table-cell>
            <table:table-cell table:style-name="ce36" office:value-type="string" calcext:value-type="string">
              <text:p>16-11-22</text:p>
            </table:table-cell>
            <table:table-cell table:style-name="ce36" office:value-type="string" calcext:value-type="string">
              <text:p>17-11-22</text:p>
            </table:table-cell>
            <table:table-cell table:style-name="ce36" table:number-columns-repeated="3"/>
            <table:table-cell table:style-name="ce47" table:number-columns-repeated="998"/>
          </table:table-row>
          <table:table-row table:style-name="ro4">
            <table:table-cell table:style-name="ce14" office:value-type="string" calcext:value-type="string">
              <text:p>Branch</text:p>
            </table:table-cell>
            <table:table-cell table:style-name="ce25" office:value-type="string" calcext:value-type="string">
              <text:p>S.No.</text:p>
            </table:table-cell>
            <table:table-cell table:style-name="ce34" office:value-type="string" calcext:value-type="string">
              <text:p>Roll Number</text:p>
            </table:table-cell>
            <table:table-cell table:style-name="ce25" office:value-type="string" calcext:value-type="string">
              <text:p>Name</text:p>
            </table:table-cell>
            <table:table-cell table:style-name="ce25" table:number-columns-repeated="16"/>
            <table:table-cell table:style-name="ce48" table:number-columns-repeated="1003"/>
          </table:table-row>
        </table:table-header-rows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955001" calcext:value-type="float">
            <text:p>2108580955001</text:p>
          </table:table-cell>
          <table:table-cell table:style-name="ce29" office:value-type="string" calcext:value-type="string">
            <text:p>Anand Kumar Yadav</text:p>
          </table:table-cell>
          <table:table-cell table:style-name="ce39" table:formula="of:=COUNTIF([.E5:.T5];&quot;P&quot;)/(COUNTIF([.E5:.T5];&quot;P&quot;)+COUNTIF([.E5:.T5];&quot;A&quot;))*100" office:value-type="float" office:value="60" calcext:value-type="float">
            <text:p>60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0955002" calcext:value-type="float">
            <text:p>2108580955002</text:p>
          </table:table-cell>
          <table:table-cell table:style-name="ce29" office:value-type="string" calcext:value-type="string">
            <text:p>Anuranjan Mishra</text:p>
          </table:table-cell>
          <table:table-cell table:style-name="ce39" table:formula="of:=COUNTIF([.E6:.T6];&quot;P&quot;)/(COUNTIF([.E6:.T6];&quot;P&quot;)+COUNTIF([.E6:.T6];&quot;A&quot;))*100" office:value-type="float" office:value="40" calcext:value-type="float">
            <text:p>40</text:p>
          </table:table-cell>
          <table:table-cell table:number-columns-repeated="5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0955003" calcext:value-type="float">
            <text:p>2108580955003</text:p>
          </table:table-cell>
          <table:table-cell table:style-name="ce29" office:value-type="string" calcext:value-type="string">
            <text:p>Mohammad Aslam</text:p>
          </table:table-cell>
          <table:table-cell table:style-name="ce39" table:formula="of:=COUNTIF([.E7:.T7];&quot;P&quot;)/(COUNTIF([.E7:.T7];&quot;P&quot;)+COUNTIF([.E7:.T7];&quot;A&quot;))*100" office:value-type="float" office:value="20" calcext:value-type="float">
            <text:p>20</text:p>
          </table:table-cell>
          <table:table-cell table:number-columns-repeated="9"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0955004" calcext:value-type="float">
            <text:p>2108580955004</text:p>
          </table:table-cell>
          <table:table-cell table:style-name="ce29" office:value-type="string" calcext:value-type="string">
            <text:p>Neelam Verma</text:p>
          </table:table-cell>
          <table:table-cell table:style-name="ce39" table:formula="of:=COUNTIF([.E8:.T8];&quot;P&quot;)/(COUNTIF([.E8:.T8];&quot;P&quot;)+COUNTIF([.E8:.T8];&quot;A&quot;))*100" office:value-type="float" office:value="6.66666666666667" calcext:value-type="float">
            <text:p>6.66666666666667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4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0955005" calcext:value-type="float">
            <text:p>2108580955005</text:p>
          </table:table-cell>
          <table:table-cell table:style-name="ce29" office:value-type="string" calcext:value-type="string">
            <text:p>Shashank</text:p>
          </table:table-cell>
          <table:table-cell table:style-name="ce39" table:formula="of:=COUNTIF([.E9:.T9];&quot;P&quot;)/(COUNTIF([.E9:.T9];&quot;P&quot;)+COUNTIF([.E9:.T9];&quot;A&quot;))*100" office:value-type="float" office:value="66.6666666666667" calcext:value-type="float">
            <text:p>66.6666666666667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0955006" calcext:value-type="float">
            <text:p>2108580955006</text:p>
          </table:table-cell>
          <table:table-cell table:style-name="ce29" office:value-type="string" calcext:value-type="string">
            <text:p>Suraj Chaurasia</text:p>
          </table:table-cell>
          <table:table-cell table:style-name="ce39" table:formula="of:=COUNTIF([.E10:.T10];&quot;P&quot;)/(COUNTIF([.E10:.T10];&quot;P&quot;)+COUNTIF([.E10:.T10];&quot;A&quot;))*100" office:value-type="float" office:value="60" calcext:value-type="float">
            <text:p>60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table:number-columns-repeated="5"/>
          <table:table-cell table:number-columns-repeated="998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0955007" calcext:value-type="float">
            <text:p>2108580955007</text:p>
          </table:table-cell>
          <table:table-cell table:style-name="ce29" office:value-type="string" calcext:value-type="string">
            <text:p>Vaishnavi Mishra</text:p>
          </table:table-cell>
          <table:table-cell table:style-name="ce39" table:formula="of:=COUNTIF([.E11:.T11];&quot;P&quot;)/(COUNTIF([.E11:.T11];&quot;P&quot;)+COUNTIF([.E11:.T11];&quot;A&quot;))*100" office:value-type="float" office:value="73.3333333333333" calcext:value-type="float">
            <text:p>73.3333333333333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4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/>
          <table:table-cell table:style-name="ce30" table:number-columns-repeated="3"/>
          <table:table-cell table:style-name="ce39"/>
          <table:table-cell table:style-name="ce41" table:number-columns-repeated="20"/>
          <table:table-cell table:style-name="ce49" table:number-columns-repeated="58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1515001" calcext:value-type="float">
            <text:p>2108581515001</text:p>
          </table:table-cell>
          <table:table-cell table:style-name="ce29" office:value-type="string" calcext:value-type="string">
            <text:p>Achyut Mishra</text:p>
          </table:table-cell>
          <table:table-cell table:style-name="ce39" table:formula="of:=COUNTIF([.E13:.T13];&quot;P&quot;)/(COUNTIF([.E13:.T13];&quot;P&quot;)+COUNTIF([.E13:.T13];&quot;A&quot;))*100" office:value-type="float" office:value="73.3333333333333" calcext:value-type="float">
            <text:p>73.3333333333333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1515002" calcext:value-type="float">
            <text:p>2108581515002</text:p>
          </table:table-cell>
          <table:table-cell table:style-name="ce29" office:value-type="string" calcext:value-type="string">
            <text:p>Devesh Pratap Singh</text:p>
          </table:table-cell>
          <table:table-cell table:style-name="ce39" table:formula="of:=COUNTIF([.E14:.T14];&quot;P&quot;)/(COUNTIF([.E14:.T14];&quot;P&quot;)+COUNTIF([.E14:.T14];&quot;A&quot;))*100" office:value-type="float" office:value="46.6666666666667" calcext:value-type="float">
            <text:p>46.6666666666667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1515003" calcext:value-type="float">
            <text:p>2108581515003</text:p>
          </table:table-cell>
          <table:table-cell table:style-name="ce29" office:value-type="string" calcext:value-type="string">
            <text:p>Indresh pandey</text:p>
          </table:table-cell>
          <table:table-cell table:style-name="ce39" table:formula="of:=COUNTIF([.E15:.T15];&quot;P&quot;)/(COUNTIF([.E15:.T15];&quot;P&quot;)+COUNTIF([.E15:.T15];&quot;A&quot;))*100" office:value-type="float" office:value="60" calcext:value-type="float">
            <text:p>60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10"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1515004" calcext:value-type="float">
            <text:p>2108581515004</text:p>
          </table:table-cell>
          <table:table-cell table:style-name="ce29" office:value-type="string" calcext:value-type="string">
            <text:p>Naman Sisodia</text:p>
          </table:table-cell>
          <table:table-cell table:style-name="ce39" table:formula="of:=COUNTIF([.E16:.T16];&quot;P&quot;)/(COUNTIF([.E16:.T16];&quot;P&quot;)+COUNTIF([.E16:.T16];&quot;A&quot;))*100" office:value-type="float" office:value="73.3333333333333" calcext:value-type="float">
            <text:p>73.3333333333333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9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1515005" calcext:value-type="float">
            <text:p>2108581515005</text:p>
          </table:table-cell>
          <table:table-cell table:style-name="ce29" office:value-type="string" calcext:value-type="string">
            <text:p>Saransh Bharadwaj</text:p>
          </table:table-cell>
          <table:table-cell table:style-name="ce39" table:formula="of:=COUNTIF([.E17:.T17];&quot;P&quot;)/(COUNTIF([.E17:.T17];&quot;P&quot;)+COUNTIF([.E17:.T17];&quot;A&quot;))*100" office:value-type="float" office:value="60" calcext:value-type="float">
            <text:p>60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10"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1515006" calcext:value-type="float">
            <text:p>2108581515006</text:p>
          </table:table-cell>
          <table:table-cell table:style-name="ce29" office:value-type="string" calcext:value-type="string">
            <text:p>Sharad Yadav</text:p>
          </table:table-cell>
          <table:table-cell table:style-name="ce39" table:formula="of:=COUNTIF([.E18:.T18];&quot;P&quot;)/(COUNTIF([.E18:.T18];&quot;P&quot;)+COUNTIF([.E18:.T18];&quot;A&quot;))*100" office:value-type="float" office:value="66.6666666666667" calcext:value-type="float">
            <text:p>66.6666666666667</text:p>
          </table:table-cell>
          <table:table-cell table:number-columns-repeated="5" table:style-name="ce41" office:value-type="string" calcext:value-type="string">
            <text:p>A</text:p>
          </table:table-cell>
          <table:table-cell table:number-columns-repeated="11"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08581515007" calcext:value-type="float">
            <text:p>2108581515007</text:p>
          </table:table-cell>
          <table:table-cell table:style-name="ce32" office:value-type="string" calcext:value-type="string">
            <text:p>Shatakshi Verma</text:p>
          </table:table-cell>
          <table:table-cell table:style-name="ce39" table:formula="of:=COUNTIF([.E19:.T19];&quot;P&quot;)/(COUNTIF([.E19:.T19];&quot;P&quot;)+COUNTIF([.E19:.T19];&quot;A&quot;))*100" office:value-type="float" office:value="9.09090909090909" calcext:value-type="float">
            <text:p>9.09090909090909</text:p>
          </table:table-cell>
          <table:table-cell table:number-columns-repeated="2" table:style-name="ce42" office:value-type="string" calcext:value-type="string">
            <text:p>A</text:p>
          </table:table-cell>
          <table:table-cell table:number-columns-repeated="4" table:style-name="ce42" office:value-type="string" calcext:value-type="string">
            <text:p>NA</text:p>
          </table:table-cell>
          <table:table-cell table:number-columns-repeated="8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table:number-columns-repeated="4"/>
          <table:table-cell table:style-name="ce50" table:number-columns-repeated="998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108581515008" calcext:value-type="float">
            <text:p>2108581515008</text:p>
          </table:table-cell>
          <table:table-cell table:style-name="ce29" office:value-type="string" calcext:value-type="string">
            <text:p>Shivam Rai</text:p>
          </table:table-cell>
          <table:table-cell table:style-name="ce39" table:formula="of:=COUNTIF([.E20:.T20];&quot;P&quot;)/(COUNTIF([.E20:.T20];&quot;P&quot;)+COUNTIF([.E20:.T20];&quot;A&quot;))*100" office:value-type="float" office:value="93.3333333333333" calcext:value-type="float">
            <text:p>93.3333333333333</text:p>
          </table:table-cell>
          <table:table-cell table:style-name="ce41" office:value-type="string" calcext:value-type="string">
            <text:p>A</text:p>
          </table:table-cell>
          <table:table-cell table:number-columns-repeated="15"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1515009" calcext:value-type="float">
            <text:p>2108581515009</text:p>
          </table:table-cell>
          <table:table-cell table:style-name="ce29" office:value-type="string" calcext:value-type="string">
            <text:p>Urvashi Singh</text:p>
          </table:table-cell>
          <table:table-cell table:style-name="ce39" table:formula="of:=COUNTIF([.E21:.T21];&quot;P&quot;)/(COUNTIF([.E21:.T21];&quot;P&quot;)+COUNTIF([.E21:.T21];&quot;A&quot;))*100" office:value-type="float" office:value="73.3333333333333" calcext:value-type="float">
            <text:p>73.3333333333333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008581515009" calcext:value-type="float">
            <text:p>2008581515009</text:p>
          </table:table-cell>
          <table:table-cell table:style-name="ce29" office:value-type="string" calcext:value-type="string">
            <text:p>Manoj Kumar Gupta</text:p>
          </table:table-cell>
          <table:table-cell table:style-name="ce39" table:formula="of:=COUNTIF([.E22:.T22];&quot;P&quot;)/(COUNTIF([.E22:.T22];&quot;P&quot;)+COUNTIF([.E22:.T22];&quot;A&quot;))*100" office:value-type="float" office:value="33.3333333333333" calcext:value-type="float">
            <text:p>33.3333333333333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5"/>
          <table:table-cell table:style-name="ce29" table:number-columns-repeated="3"/>
          <table:table-cell table:style-name="ce39"/>
          <table:table-cell table:style-name="ce41" table:number-columns-repeated="20"/>
          <table:table-cell table:number-columns-repeated="998"/>
        </table:table-row>
        <table:table-row table:style-name="ro5">
          <table:table-cell table:style-name="ce18" table:number-columns-repeated="4"/>
          <table:table-cell table:style-name="ce39"/>
          <table:table-cell table:style-name="ce18" table:number-columns-repeated="20"/>
          <table:table-cell table:style-name="ce49" table:number-columns-repeated="58"/>
          <table:table-cell table:style-name="ce51" table:number-columns-repeated="940"/>
        </table:table-row>
        <table:table-row table:style-name="ro5">
          <table:table-cell table:style-name="ce12"/>
          <table:table-cell table:style-name="ce30" table:number-columns-repeated="3"/>
          <table:table-cell table:style-name="ce39"/>
          <table:table-cell table:style-name="ce43" table:number-columns-repeated="20"/>
          <table:table-cell table:style-name="ce49" table:number-columns-repeated="58"/>
          <table:table-cell table:style-name="ce51" table:number-columns-repeated="940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675001" calcext:value-type="float">
            <text:p>2108580675001</text:p>
          </table:table-cell>
          <table:table-cell table:style-name="ce29" office:value-type="string" calcext:value-type="string">
            <text:p>Amit Kumar</text:p>
          </table:table-cell>
          <table:table-cell table:style-name="ce39" table:formula="of:=COUNTIF([.E26:.T26];&quot;P&quot;)/(COUNTIF([.E26:.T26];&quot;P&quot;)+COUNTIF([.E26:.T26];&quot;A&quot;))*100" office:value-type="float" office:value="100" calcext:value-type="float">
            <text:p>100</text:p>
          </table:table-cell>
          <table:table-cell table:number-columns-repeated="16"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0675002" calcext:value-type="float">
            <text:p>2108580675002</text:p>
          </table:table-cell>
          <table:table-cell table:style-name="ce29" office:value-type="string" calcext:value-type="string">
            <text:p>Ayana Rukasar</text:p>
          </table:table-cell>
          <table:table-cell table:style-name="ce39" table:formula="of:=COUNTIF([.E27:.T27];&quot;P&quot;)/(COUNTIF([.E27:.T27];&quot;P&quot;)+COUNTIF([.E27:.T27];&quot;A&quot;))*100" office:value-type="float" office:value="6.66666666666667" calcext:value-type="float">
            <text:p>6.66666666666667</text:p>
          </table:table-cell>
          <table:table-cell table:number-columns-repeated="7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0675003" calcext:value-type="float">
            <text:p>2108580675003</text:p>
          </table:table-cell>
          <table:table-cell table:style-name="ce29" office:value-type="string" calcext:value-type="string">
            <text:p>Ayush Pandey</text:p>
          </table:table-cell>
          <table:table-cell table:style-name="ce39" table:formula="of:=COUNTIF([.E28:.T28];&quot;P&quot;)/(COUNTIF([.E28:.T28];&quot;P&quot;)+COUNTIF([.E28:.T28];&quot;A&quot;))*100" office:value-type="float" office:value="33.3333333333333" calcext:value-type="float">
            <text:p>33.3333333333333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0675004" calcext:value-type="float">
            <text:p>2108580675004</text:p>
          </table:table-cell>
          <table:table-cell table:style-name="ce29" office:value-type="string" calcext:value-type="string">
            <text:p>Jayesh Singh</text:p>
          </table:table-cell>
          <table:table-cell table:style-name="ce39" table:formula="of:=COUNTIF([.E29:.T29];&quot;P&quot;)/(COUNTIF([.E29:.T29];&quot;P&quot;)+COUNTIF([.E29:.T29];&quot;A&quot;))*100" office:value-type="float" office:value="40" calcext:value-type="float">
            <text:p>40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0675005" calcext:value-type="float">
            <text:p>2108580675005</text:p>
          </table:table-cell>
          <table:table-cell table:style-name="ce29" office:value-type="string" calcext:value-type="string">
            <text:p>Rahul Maurya</text:p>
          </table:table-cell>
          <table:table-cell table:style-name="ce39" table:formula="of:=COUNTIF([.E30:.T30];&quot;P&quot;)/(COUNTIF([.E30:.T30];&quot;P&quot;)+COUNTIF([.E30:.T30];&quot;A&quot;))*100" office:value-type="float" office:value="13.3333333333333" calcext:value-type="float">
            <text:p>13.3333333333333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0675006" calcext:value-type="float">
            <text:p>2108580675006</text:p>
          </table:table-cell>
          <table:table-cell table:style-name="ce29" office:value-type="string" calcext:value-type="string">
            <text:p>Rahul Varshney</text:p>
          </table:table-cell>
          <table:table-cell table:style-name="ce39" table:formula="of:=COUNTIF([.E31:.T31];&quot;P&quot;)/(COUNTIF([.E31:.T31];&quot;P&quot;)+COUNTIF([.E31:.T31];&quot;A&quot;))*100" office:value-type="float" office:value="26.6666666666667" calcext:value-type="float">
            <text:p>26.6666666666667</text:p>
          </table:table-cell>
          <table:table-cell table:number-columns-repeated="7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0675007" calcext:value-type="float">
            <text:p>2108580675007</text:p>
          </table:table-cell>
          <table:table-cell table:style-name="ce29" office:value-type="string" calcext:value-type="string">
            <text:p>Rashmi Singh</text:p>
          </table:table-cell>
          <table:table-cell table:style-name="ce39" table:formula="of:=COUNTIF([.E32:.T32];&quot;P&quot;)/(COUNTIF([.E32:.T32];&quot;P&quot;)+COUNTIF([.E32:.T32];&quot;A&quot;))*100" office:value-type="float" office:value="86.6666666666667" calcext:value-type="float">
            <text:p>86.6666666666667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7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0675009" calcext:value-type="float">
            <text:p>2108580675009</text:p>
          </table:table-cell>
          <table:table-cell table:style-name="ce29" office:value-type="string" calcext:value-type="string">
            <text:p>Shashwat Rai</text:p>
          </table:table-cell>
          <table:table-cell table:style-name="ce39" table:formula="of:=COUNTIF([.E33:.T33];&quot;P&quot;)/(COUNTIF([.E33:.T33];&quot;P&quot;)+COUNTIF([.E33:.T33];&quot;A&quot;))*100" office:value-type="float" office:value="33.3333333333333" calcext:value-type="float">
            <text:p>33.3333333333333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5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108580675010" calcext:value-type="float">
            <text:p>2108580675010</text:p>
          </table:table-cell>
          <table:table-cell table:style-name="ce29" office:value-type="string" calcext:value-type="string">
            <text:p>Shipra Singh</text:p>
          </table:table-cell>
          <table:table-cell table:style-name="ce39" table:formula="of:=COUNTIF([.E34:.T34];&quot;P&quot;)/(COUNTIF([.E34:.T34];&quot;P&quot;)+COUNTIF([.E34:.T34];&quot;A&quot;))*100" office:value-type="float" office:value="46.6666666666667" calcext:value-type="float">
            <text:p>46.6666666666667</text:p>
          </table:table-cell>
          <table:table-cell table:number-columns-repeated="3"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108580675011" calcext:value-type="float">
            <text:p>2108580675011</text:p>
          </table:table-cell>
          <table:table-cell table:style-name="ce29" office:value-type="string" calcext:value-type="string">
            <text:p>Vikash Kumar</text:p>
          </table:table-cell>
          <table:table-cell table:style-name="ce39" table:formula="of:=COUNTIF([.E35:.T35];&quot;P&quot;)/(COUNTIF([.E35:.T35];&quot;P&quot;)+COUNTIF([.E35:.T35];&quot;A&quot;))*100" office:value-type="float" office:value="93.3333333333333" calcext:value-type="float">
            <text:p>93.3333333333333</text:p>
          </table:table-cell>
          <table:table-cell table:number-columns-repeated="11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4"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/>
          <table:table-cell table:style-name="ce29" table:number-columns-repeated="3"/>
          <table:table-cell table:style-name="ce39"/>
          <table:table-cell table:style-name="ce43" table:number-columns-repeated="20"/>
          <table:table-cell table:number-columns-repeated="998"/>
        </table:table-row>
        <table:table-row table:style-name="ro5">
          <table:table-cell table:style-name="ce12" office:value-type="string" calcext:value-type="string">
            <text:p>ME(PHD)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0520407201" calcext:value-type="float">
            <text:p>2100520407201</text:p>
          </table:table-cell>
          <table:table-cell table:style-name="ce29" office:value-type="string" calcext:value-type="string">
            <text:p>Abhay Mishra</text:p>
          </table:table-cell>
          <table:table-cell table:style-name="ce39" table:formula="of:=COUNTIF([.E37:.T37];&quot;P&quot;)/(COUNTIF([.E37:.T37];&quot;P&quot;)+COUNTIF([.E37:.T37];&quot;A&quot;))*100" office:value-type="float" office:value="40" calcext:value-type="float">
            <text:p>40</text:p>
          </table:table-cell>
          <table:table-cell table:style-name="ce43" office:value-type="string" calcext:value-type="string">
            <text:p>A</text:p>
          </table:table-cell>
          <table:table-cell table:number-columns-repeated="2" table:style-name="ce43" office:value-type="string" calcext:value-type="string">
            <text:p>P</text:p>
          </table:table-cell>
          <table:table-cell table:number-columns-repeated="3" table:style-name="ce43" office:value-type="string" calcext:value-type="string">
            <text:p>A</text:p>
          </table:table-cell>
          <table:table-cell table:style-name="ce43" office:value-type="string" calcext:value-type="string">
            <text:p>P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 table:number-rows-repeated="6">
          <table:table-cell table:style-name="ce12"/>
          <table:table-cell table:style-name="ce29" table:number-columns-repeated="3"/>
          <table:table-cell table:style-name="ce39"/>
          <table:table-cell table:style-name="ce43" table:number-columns-repeated="20"/>
          <table:table-cell table:number-columns-repeated="998"/>
        </table:table-row>
        <table:table-row table:style-name="ro5" table:number-rows-repeated="2">
          <table:table-cell table:style-name="ce12"/>
          <table:table-cell table:style-name="ce30" table:number-columns-repeated="3"/>
          <table:table-cell table:style-name="ce39"/>
          <table:table-cell table:style-name="ce43" table:number-columns-repeated="20"/>
          <table:table-cell table:number-columns-repeated="998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1175001" calcext:value-type="float">
            <text:p>2108581175001</text:p>
          </table:table-cell>
          <table:table-cell table:style-name="ce29" office:value-type="string" calcext:value-type="string">
            <text:p>Bhaskar Patel</text:p>
          </table:table-cell>
          <table:table-cell table:style-name="ce39" table:formula="of:=COUNTIF([.E46:.T46];&quot;P&quot;)/(COUNTIF([.E46:.T46];&quot;P&quot;)+COUNTIF([.E46:.T46];&quot;A&quot;))*100" office:value-type="float" office:value="46.6666666666667" calcext:value-type="float">
            <text:p>46.6666666666667</text:p>
          </table:table-cell>
          <table:table-cell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1175002" calcext:value-type="float">
            <text:p>2108581175002</text:p>
          </table:table-cell>
          <table:table-cell table:style-name="ce29" office:value-type="string" calcext:value-type="string">
            <text:p>Himanshu Tripathi</text:p>
          </table:table-cell>
          <table:table-cell table:style-name="ce39" table:formula="of:=COUNTIF([.E47:.T47];&quot;P&quot;)/(COUNTIF([.E47:.T47];&quot;P&quot;)+COUNTIF([.E47:.T47];&quot;A&quot;))*100" office:value-type="float" office:value="60" calcext:value-type="float">
            <text:p>60</text:p>
          </table:table-cell>
          <table:table-cell table:number-columns-repeated="7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1175003" calcext:value-type="float">
            <text:p>2108581175003</text:p>
          </table:table-cell>
          <table:table-cell table:style-name="ce29" office:value-type="string" calcext:value-type="string">
            <text:p>Juhi</text:p>
          </table:table-cell>
          <table:table-cell table:style-name="ce39" table:formula="of:=COUNTIF([.E48:.T48];&quot;P&quot;)/(COUNTIF([.E48:.T48];&quot;P&quot;)+COUNTIF([.E48:.T48];&quot;A&quot;))*100" office:value-type="float" office:value="80" calcext:value-type="float">
            <text:p>80</text:p>
          </table:table-cell>
          <table:table-cell table:number-columns-repeated="12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1175004" calcext:value-type="float">
            <text:p>2108581175004</text:p>
          </table:table-cell>
          <table:table-cell table:style-name="ce29" office:value-type="string" calcext:value-type="string">
            <text:p>Krishna Kumar Gupta</text:p>
          </table:table-cell>
          <table:table-cell table:style-name="ce39" table:formula="of:=COUNTIF([.E49:.T49];&quot;P&quot;)/(COUNTIF([.E49:.T49];&quot;P&quot;)+COUNTIF([.E49:.T49];&quot;A&quot;))*100" office:value-type="float" office:value="86.6666666666667" calcext:value-type="float">
            <text:p>86.6666666666667</text:p>
          </table:table-cell>
          <table:table-cell table:number-columns-repeated="10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1175005" calcext:value-type="float">
            <text:p>2108581175005</text:p>
          </table:table-cell>
          <table:table-cell table:style-name="ce29" office:value-type="string" calcext:value-type="string">
            <text:p>La Sudeeksha</text:p>
          </table:table-cell>
          <table:table-cell table:style-name="ce39" table:formula="of:=COUNTIF([.E50:.T50];&quot;P&quot;)/(COUNTIF([.E50:.T50];&quot;P&quot;)+COUNTIF([.E50:.T50];&quot;A&quot;))*100" office:value-type="float" office:value="66.6666666666667" calcext:value-type="float">
            <text:p>66.6666666666667</text:p>
          </table:table-cell>
          <table:table-cell table:number-columns-repeated="9"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1175006" calcext:value-type="float">
            <text:p>2108581175006</text:p>
          </table:table-cell>
          <table:table-cell table:style-name="ce29" office:value-type="string" calcext:value-type="string">
            <text:p>Mudit Vishal Choudhary</text:p>
          </table:table-cell>
          <table:table-cell table:style-name="ce39" table:formula="of:=COUNTIF([.E51:.T51];&quot;P&quot;)/(COUNTIF([.E51:.T51];&quot;P&quot;)+COUNTIF([.E51:.T51];&quot;A&quot;))*100" office:value-type="float" office:value="53.3333333333333" calcext:value-type="float">
            <text:p>53.3333333333333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1175007" calcext:value-type="float">
            <text:p>2108581175007</text:p>
          </table:table-cell>
          <table:table-cell table:style-name="ce29" office:value-type="string" calcext:value-type="string">
            <text:p>Pradeep Sonkar</text:p>
          </table:table-cell>
          <table:table-cell table:style-name="ce39" table:formula="of:=COUNTIF([.E52:.T52];&quot;P&quot;)/(COUNTIF([.E52:.T52];&quot;P&quot;)+COUNTIF([.E52:.T52];&quot;A&quot;))*100" office:value-type="float" office:value="66.6666666666667" calcext:value-type="float">
            <text:p>66.6666666666667</text:p>
          </table:table-cell>
          <table:table-cell table:style-name="ce41" office:value-type="string" calcext:value-type="string">
            <text:p>A</text:p>
          </table:table-cell>
          <table:table-cell table:number-columns-repeated="6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108581175008" calcext:value-type="float">
            <text:p>2108581175008</text:p>
          </table:table-cell>
          <table:table-cell table:style-name="ce29" office:value-type="string" calcext:value-type="string">
            <text:p>Prakhar Gupta</text:p>
          </table:table-cell>
          <table:table-cell table:style-name="ce39" table:formula="of:=COUNTIF([.E53:.T53];&quot;P&quot;)/(COUNTIF([.E53:.T53];&quot;P&quot;)+COUNTIF([.E53:.T53];&quot;A&quot;))*100" office:value-type="float" office:value="66.6666666666667" calcext:value-type="float">
            <text:p>66.6666666666667</text:p>
          </table:table-cell>
          <table:table-cell table:number-columns-repeated="9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1175009" calcext:value-type="float">
            <text:p>2108581175009</text:p>
          </table:table-cell>
          <table:table-cell table:style-name="ce29" office:value-type="string" calcext:value-type="string">
            <text:p>Romil Chaudhary</text:p>
          </table:table-cell>
          <table:table-cell table:style-name="ce39" table:formula="of:=COUNTIF([.E54:.T54];&quot;P&quot;)/(COUNTIF([.E54:.T54];&quot;P&quot;)+COUNTIF([.E54:.T54];&quot;A&quot;))*100" office:value-type="float" office:value="46.6666666666667" calcext:value-type="float">
            <text:p>46.6666666666667</text:p>
          </table:table-cell>
          <table:table-cell table:number-columns-repeated="6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6" table:style-name="ce41" office:value-type="string" calcext:value-type="string">
            <text:p>A</text:p>
          </table:table-cell>
          <table:table-cell table:style-name="ce41" table:number-columns-repeated="4"/>
          <table:table-cell table:number-columns-repeated="998"/>
        </table:table-row>
        <table:table-row table:style-name="ro5">
          <table:table-cell table:style-name="ce12"/>
          <table:table-cell table:style-name="ce30" table:number-columns-repeated="3"/>
          <table:table-cell table:style-name="ce39"/>
          <table:table-cell table:style-name="ce43" table:number-columns-repeated="20"/>
          <table:table-cell table:number-columns-repeated="998"/>
        </table:table-row>
        <table:table-row table:style-name="ro5">
          <table:table-cell table:style-name="ce12" office:value-type="string" calcext:value-type="string">
            <text:p>Nano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965001" calcext:value-type="float">
            <text:p>2108580965001</text:p>
          </table:table-cell>
          <table:table-cell table:style-name="ce29" office:value-type="string" calcext:value-type="string">
            <text:p>Neeraj Yadav</text:p>
          </table:table-cell>
          <table:table-cell table:style-name="ce39" table:formula="of:=COUNTIF([.E56:.T56];&quot;P&quot;)/(COUNTIF([.E56:.T56];&quot;P&quot;)+COUNTIF([.E56:.T56];&quot;A&quot;))*100" office:value-type="float" office:value="100" calcext:value-type="float">
            <text:p>100</text:p>
          </table:table-cell>
          <table:table-cell table:number-columns-repeated="16" table:style-name="ce41" office:value-type="string" calcext:value-type="string">
            <text:p>P</text:p>
          </table:table-cell>
          <table:table-cell table:style-name="ce41" table:number-columns-repeated="4"/>
          <table:table-cell table:number-columns-repeated="998"/>
        </table:table-row>
        <table:table-row table:style-name="ro4" table:number-rows-repeated="1048519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'RM Attendance'.F5:'RM Attendance'.M6 'RM Attendance'.Y6:'RM Attendance'.Y23 'RM Attendance'.Y5:'RM Attendance'.Y5 'RM Attendance'.F25:'RM Attendance'.Y56 'RM Attendance'.F6:'RM Attendance'.X23 'RM Attendance'.N5:'RM Attendance'.X5">
            <calcext:condition calcext:apply-style-name="Good" calcext:value="=&quot;P&quot;" calcext:base-cell-address="'RM Attendance'.F5"/>
            <calcext:condition calcext:apply-style-name="Error" calcext:value="=&quot;A&quot;" calcext:base-cell-address="'RM Attendance'.F5"/>
            <calcext:condition calcext:apply-style-name="Untitled1" calcext:value="=&quot;Sign&quot;" calcext:base-cell-address="'RM Attendance'.F5"/>
          </calcext:conditional-format>
          <calcext:conditional-format calcext:target-range-address="'RM Attendance'.E5:'RM Attendance'.E56">
            <calcext:condition calcext:apply-style-name="Text" calcext:value="=0" calcext:base-cell-address="'RM Attendance'.E5"/>
            <calcext:condition calcext:apply-style-name="Bad" calcext:value="between(0,75)" calcext:base-cell-address="'RM Attendance'.E5"/>
            <calcext:condition calcext:apply-style-name="Good" calcext:value="&gt;=75" calcext:base-cell-address="'RM Attendance'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b2b2b2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13:45:34.398906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3:13:27.962397260</meta:creation-date>
    <dc:date>2022-11-17T15:12:10.999450772</dc:date>
    <meta:editing-duration>PT4H3M33S</meta:editing-duration>
    <meta:editing-cycles>86</meta:editing-cycles>
    <meta:generator>LibreOffice/6.4.7.2$Linux_X86_64 LibreOffice_project/40$Build-2</meta:generator>
    <meta:print-date>2022-11-17T13:50:09.869580523</meta:print-date>
    <meta:document-statistic meta:table-count="1" meta:cell-count="837" meta:object-count="0"/>
  </office:meta>
</office:document-meta>
</file>